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58d6" officeooo:paragraph-rsid="000258d6"/>
    </style:style>
    <style:style style:name="P2" style:family="paragraph" style:parent-style-name="Standard" style:list-style-name="L1">
      <style:text-properties officeooo:rsid="000258d6" officeooo:paragraph-rsid="000258d6"/>
    </style:style>
    <style:style style:name="P3" style:family="paragraph" style:parent-style-name="Standard">
      <style:paragraph-properties fo:text-align="center" style:justify-single-word="false"/>
      <style:text-properties fo:font-size="15pt" officeooo:rsid="000258d6" officeooo:paragraph-rsid="000258d6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imatology Processing Procedure</text:p>
      <text:p text:style-name="P1"/>
      <text:list xml:id="list5935197537139239826" text:style-name="L1">
        <text:list-item>
          <text:p text:style-name="P2">Index odimh5 files into ddb using build_odimh5_index utility for radar id</text:p>
        </text:list-item>
        <text:list-item>
          <text:p text:style-name="P2">Run wrx_process</text:p>
        </text:list-item>
        <text:list-item>
          <text:p text:style-name="P2">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1:25:19.391850985</meta:creation-date>
    <dc:date>2017-01-20T11:26:29.180315303</dc:date>
    <meta:editing-duration>PT1M10S</meta:editing-duration>
    <meta:editing-cycles>1</meta:editing-cycles>
    <meta:document-statistic meta:table-count="0" meta:image-count="0" meta:object-count="0" meta:page-count="1" meta:paragraph-count="4" meta:word-count="20" meta:character-count="127" meta:non-whitespace-character-count="114"/>
    <meta:generator>LibreOffice/5.1.6.2.0$Linux_X86_64 LibreOffice_project/10$Build-2</meta:generator>
  </office:meta>
</office:document-meta>
</file>